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80" style:master-page-name="MasterPage2" style:family="paragraph" style:name="P35">
      <style:paragraph-properties fo:text-align="center" fo:margin-bottom="0pt"/>
      <style:text-properties fo:color="#0f4761" fo:font-family="Arial" style:font-family-complex="Arial" fo:font-size="20pt"/>
    </style:style>
    <style:style style:family="text" style:name="T215">
      <style:text-properties fo:color="#0f4761" fo:font-family="Arial" style:font-family-complex="Arial" fo:font-size="20pt"/>
    </style:style>
    <style:style style:family="text" style:name="T216">
      <style:text-properties fo:color="#0f4761" fo:font-family="Arial" style:font-family-complex="Arial" fo:font-size="20pt"/>
    </style:style>
    <style:style style:family="text" style:name="T217">
      <style:text-properties fo:color="#0f4761" fo:font-family="Arial" style:font-family-complex="Arial" fo:font-size="20pt"/>
    </style:style>
    <style:style style:family="paragraph" style:name="P36">
      <style:paragraph-properties fo:line-height="150%" fo:margin-bottom="0pt"/>
      <style:text-properties/>
    </style:style>
    <style:style style:family="paragraph" style:name="P37">
      <style:paragraph-properties fo:line-height="150%" fo:margin-bottom="0pt"/>
      <style:text-properties/>
    </style:style>
    <style:style style:family="paragraph" style:name="P38">
      <style:paragraph-properties fo:line-height="150%" fo:margin-bottom="0pt"/>
      <style:text-properties/>
    </style:style>
    <style:style style:family="paragraph" style:name="P39">
      <style:paragraph-properties fo:line-height="150%" fo:margin-bottom="0pt"/>
      <style:text-properties/>
    </style:style>
    <style:style style:family="paragraph" style:name="P40">
      <style:paragraph-properties fo:line-height="150%" fo:margin-bottom="0pt"/>
      <style:text-properties/>
    </style:style>
    <style:style style:family="paragraph" style:name="P41">
      <style:paragraph-properties fo:line-height="150%" fo:margin-bottom="0pt"/>
      <style:text-properties/>
    </style:style>
    <style:style style:parent-style-name="742" style:list-style-name="WWNum1" style:family="paragraph" style:name="P42">
      <style:paragraph-properties fo:line-height="150%" fo:margin-bottom="0pt"/>
      <style:text-properties/>
    </style:style>
    <style:style style:parent-style-name="742" style:list-style-name="WWNum1" style:family="paragraph" style:name="P43">
      <style:paragraph-properties fo:line-height="150%" fo:margin-bottom="0pt"/>
      <style:text-properties/>
    </style:style>
    <style:style style:parent-style-name="742" style:list-style-name="WWNum1" style:family="paragraph" style:name="P44">
      <style:paragraph-properties fo:line-height="150%" fo:margin-bottom="0pt"/>
      <style:text-properties/>
    </style:style>
    <style:style style:parent-style-name="742" style:list-style-name="WWNum2" style:family="paragraph" style:name="P45">
      <style:paragraph-properties fo:line-height="150%" fo:margin-bottom="0pt"/>
      <style:text-properties/>
    </style:style>
    <style:style style:parent-style-name="742" style:list-style-name="WWNum5" style:family="paragraph" style:name="P46">
      <style:paragraph-properties fo:line-height="150%" fo:margin-bottom="0pt"/>
      <style:text-properties/>
    </style:style>
    <style:style style:parent-style-name="742" style:list-style-name="WWNum1" style:family="paragraph" style:name="P47">
      <style:paragraph-properties fo:line-height="150%" fo:margin-bottom="0pt"/>
      <style:text-properties/>
    </style:style>
    <style:style style:parent-style-name="742" style:list-style-name="WWNum3" style:family="paragraph" style:name="P48">
      <style:paragraph-properties fo:line-height="150%" fo:margin-bottom="0pt"/>
      <style:text-properties/>
    </style:style>
    <style:style style:parent-style-name="742" style:list-style-name="WWNum1" style:family="paragraph" style:name="P49">
      <style:paragraph-properties fo:line-height="150%" fo:margin-bottom="0pt"/>
      <style:text-properties/>
    </style:style>
    <style:style style:parent-style-name="742" style:list-style-name="WWNum1" style:family="paragraph" style:name="P50">
      <style:paragraph-properties fo:line-height="150%" fo:margin-bottom="0pt"/>
      <style:text-properties/>
    </style:style>
    <style:style style:family="paragraph" style:name="P51">
      <style:paragraph-properties fo:line-height="150%" fo:margin-bottom="0pt"/>
      <style:text-properties/>
    </style:style>
    <style:style style:parent-style-name="742" style:list-style-name="WWNum1" style:family="paragraph" style:name="P52">
      <style:paragraph-properties fo:line-height="150%" fo:margin-bottom="0pt"/>
      <style:text-properties/>
    </style:style>
    <style:style style:parent-style-name="742" style:list-style-name="WWNum1" style:family="paragraph" style:name="P53">
      <style:paragraph-properties fo:line-height="150%" fo:margin-bottom="0pt"/>
      <style:text-properties/>
    </style:style>
    <style:style style:parent-style-name="742" style:list-style-name="WWNum1" style:family="paragraph" style:name="P54">
      <style:paragraph-properties fo:line-height="150%" fo:margin-bottom="0pt"/>
      <style:text-properties/>
    </style:style>
    <style:style style:parent-style-name="742" style:list-style-name="WWNum1" style:family="paragraph" style:name="P55">
      <style:paragraph-properties fo:line-height="150%" fo:margin-bottom="0pt"/>
      <style:text-properties/>
    </style:style>
    <style:style style:parent-style-name="742" style:list-style-name="WWNum1" style:family="paragraph" style:name="P56">
      <style:paragraph-properties fo:line-height="150%" fo:margin-bottom="0pt"/>
      <style:text-properties/>
    </style:style>
    <style:style style:parent-style-name="742" style:list-style-name="WWNum1" style:family="paragraph" style:name="P57">
      <style:paragraph-properties fo:line-height="150%" fo:margin-bottom="0pt"/>
      <style:text-properties/>
    </style:style>
    <style:style style:family="paragraph" style:name="P58">
      <style:paragraph-properties fo:line-height="150%" fo:margin-bottom="0pt"/>
      <style:text-properties/>
    </style:style>
    <style:style style:parent-style-name="742" style:list-style-name="WWNum8" style:family="paragraph" style:name="P59">
      <style:paragraph-properties fo:line-height="150%" fo:margin-bottom="0pt"/>
      <style:text-properties/>
    </style:style>
    <style:style style:parent-style-name="742" style:list-style-name="WWNum8" style:family="paragraph" style:name="P60">
      <style:paragraph-properties fo:line-height="150%" fo:margin-bottom="0pt"/>
      <style:text-properties/>
    </style:style>
    <style:style style:family="paragraph" style:name="P61">
      <style:paragraph-properties fo:line-height="150%" fo:margin-left="0cm" fo:margin-right="0cm" fo:text-indent="0cm" fo:margin-bottom="0pt"/>
      <style:text-properties/>
    </style:style>
    <style:style style:parent-style-name="742" style:list-style-name="WWNum1" style:family="paragraph" style:name="P62">
      <style:paragraph-properties fo:line-height="150%" fo:margin-bottom="0pt"/>
      <style:text-properties/>
    </style:style>
    <style:style style:parent-style-name="742" style:list-style-name="WWNum1" style:family="paragraph" style:name="P63">
      <style:paragraph-properties fo:line-height="150%" fo:margin-bottom="0pt"/>
      <style:text-properties/>
    </style:style>
    <style:style style:parent-style-name="742" style:list-style-name="WWNum1" style:family="paragraph" style:name="P64">
      <style:paragraph-properties fo:line-height="150%" fo:margin-bottom="0pt"/>
      <style:text-properties/>
    </style:style>
    <style:style style:parent-style-name="742" style:list-style-name="WWNum1" style:family="paragraph" style:name="P65">
      <style:paragraph-properties fo:line-height="150%" fo:margin-bottom="0pt"/>
      <style:text-properties/>
    </style:style>
    <style:style style:family="paragraph" style:name="P66">
      <style:paragraph-properties fo:line-height="100%" fo:margin-left="0cm" fo:margin-right="0cm" fo:text-indent="0cm" fo:margin-bottom="0pt"/>
      <style:text-properties/>
    </style:style>
  </office:automatic-styles>
  <office:body>
    <office:text text:use-soft-page-breaks="true">
      <text:p text:style-name="P35"><text:span text:style-name="T215">OhmPi installation checklist v1.0.0</text:span><text:span text:style-name="T216"/><text:span text:style-name="T217"/></text:p>
      <text:p text:style-name="P36"><text:span>Date (YYYY-MM-DD):</text:span><text:span/></text:p>
      <text:p text:style-name="P37"><text:span>Installer:</text:span><text:span/></text:p>
      <text:p text:style-name="P38"><text:span>Location (e.g. Rocherfort (BE), 54.2223, 3.4423):</text:span><text:span/></text:p>
      <text:p text:style-name="P39"><text:span>OhmPi name (register your ohmpi on https://ohmpi.org) : </text:span><text:span/></text:p>
      <text:p text:style-name="P40"><text:span>OhmPi config (e.g. mb2024+4*mux2023+dph5005):</text:span><text:span/></text:p>
      <text:p text:style-name="P41"><text:span>Before going in the field:</text:span><text:span/></text:p>
      <text:list text:style-name="WWNum1" text:continue-numbering="true">
        <text:list-item>
          <text:p text:style-name="P42"><text:span>Measurement board</text:span><text:span/></text:p>
        </text:list-item>
        <text:list-item>
          <text:list>
            <text:list-item>
              <text:p text:style-name="P43"><text:span>Continuity check (SC checks) (power off)</text:span><text:span/></text:p>
            </text:list-item>
            <text:list-item>
              <text:p text:style-name="P44"><text:span>Voltage check (power on)</text:span><text:span/></text:p>
            </text:list-item>
          </text:list>
        </text:list-item>
      </text:list>
      <text:list text:style-name="WWNum2" text:continue-numbering="true">
        <text:list-item>
          <text:p text:style-name="P45"><text:span>Check shunt resistor, board version and values in config.py</text:span><text:span/></text:p>
        </text:list-item>
      </text:list>
      <text:list text:style-name="WWNum5" text:continue-numbering="true">
        <text:list-item>
          <text:list>
            <text:list-item>
              <text:p text:style-name="P46"><text:span>Resistance check on reference resistor board with quad [0,0,0,0]</text:span><text:span/></text:p>
            </text:list-item>
          </text:list>
        </text:list-item>
      </text:list>
      <text:list text:style-name="WWNum1" text:continue-numbering="true">
        <text:list-item>
          <text:p text:style-name="P47"><text:span>Multiplexer board</text:span><text:span/></text:p>
        </text:list-item>
      </text:list>
      <text:list text:style-name="WWNum3" text:continue-numbering="true">
        <text:list-item>
          <text:p text:style-name="P48"><text:span>All role cables (A, B, M, N) wired to right board/connector and MUX boards addresses match those in config.py</text:span><text:span/></text:p>
        </text:list-item>
      </text:list>
      <text:list text:style-name="WWNum1" text:continue-numbering="true">
        <text:list-item>
          <text:list>
            <text:list-item>
              <text:p text:style-name="P49"><text:span>Continuity test (OhmPi.test_mux())</text:span><text:span/></text:p>
            </text:list-item>
            <text:list-item>
              <text:p text:style-name="P50"><text:span>Resistance check on reference resistor board with reference_sequence file</text:span><text:span/></text:p>
            </text:list-item>
          </text:list>
        </text:list-item>
      </text:list>
      <text:p text:style-name="P51"><text:span>In the field:</text:span><text:span/></text:p>
      <text:list text:style-name="WWNum1" text:continue-numbering="true">
        <text:list-item>
          <text:p text:style-name="P52"><text:span>Immediate surrounding free of power sources that could affect the system (e.g. generator, high voltage line)</text:span><text:span/></text:p>
        </text:list-item>
        <text:list-item>
          <text:p text:style-name="P53"><text:span>Cables firmly connected to </text:span><text:span>screw terminals </text:span><text:span>(gently pull wires to check connections)</text:span><text:span/></text:p>
        </text:list-item>
        <text:list-item>
          <text:p text:style-name="P54"><text:span>Metallic enclosure wired to ground</text:span><text:span/></text:p>
        </text:list-item>
        <text:list-item>
          <text:p text:style-name="P55"><text:span>System protected from rainfall/sun and humidity (sun shade, silicagel, water tight spray, etc.)</text:span><text:span/></text:p>
        </text:list-item>
        <text:list-item>
          <text:p text:style-name="P56"><text:span>Charged batteries</text:span><text:span/></text:p>
        </text:list-item>
        <text:list-item>
          <text:p text:style-name="P57"><text:span>Decoupled solar charging system from battery when measuring</text:span><text:span/></text:p>
        </text:list-item>
      </text:list>
      <text:p text:style-name="P58"><text:span>Power system:</text:span><text:span/></text:p>
      <text:list text:style-name="WWNum8" text:continue-numbering="true">
        <text:list-item>
          <text:p text:style-name="P59"><text:span>Software tests (OhmPi.test())</text:span><text:span/></text:p>
        </text:list-item>
        <text:list-item>
          <text:p text:style-name="P60"><text:span>Resistance check on reference resistor board with reference_sequence file</text:span><text:span/></text:p>
        </text:list-item>
      </text:list>
      <text:p text:style-name="P61"><text:span>C</text:span><text:span>onnect your electrodes:</text:span><text:span/></text:p>
      <text:list text:style-name="WWNum1" text:continue-numbering="true">
        <text:list-item>
          <text:p text:style-name="P62"><text:span>Contact resistance check</text:span><text:span/></text:p>
        </text:list-item>
        <text:list-item>
          <text:p text:style-name="P63"><text:span>Sequence run</text:span><text:span/></text:p>
        </text:list-item>
        <text:list-item>
          <text:list>
            <text:list-item>
              <text:p text:style-name="P64"><text:span>Current does not reach the limit of 4800/50/shunt_value mA (e.g. for a shunt of 2 Ohm, this means a limit of 48 mA)</text:span><text:span/></text:p>
            </text:list-item>
            <text:list-item>
              <text:p text:style-name="P65"><text:span>Full-waveform check for noise or strange decay (OhmPi.plot_last_fw())</text:span><text:span/></text:p>
            </text:list-item>
          </text:list>
        </text:list-item>
      </text:list>
      <text:p text:style-name="P66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fo:line-height="115%" style:tab-stop-distance="35.4pt" fo:margin-top="0pt" fo:margin-bottom="10pt"/>
      <style:text-properties fo:font-family="Arial" style:font-family-asian="Times New Roman" style:font-family-complex="Arial" fo:font-size="11pt"/>
    </style:default-style>
    <style:default-style style:family="text">
      <style:text-properties fo:font-family="Arial" style:font-family-asian="Times New Roman" style:font-family-complex="Arial" fo:font-size="11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76">
      <style:paragraph-properties fo:line-height="115%" fo:margin-top="0pt" fo:margin-bottom="10pt"/>
      <style:text-properties fo:font-family="Arial" style:font-family-complex="Arial" fo:font-size="11pt"/>
    </style:style>
    <style:style style:display-name="DStyle_text" style:family="text" style:name="677">
      <style:paragraph-properties/>
      <style:text-properties fo:font-family="Arial" style:font-family-complex="Arial" fo:font-size="11pt"/>
    </style:style>
    <style:style style:parent-style-name="676" style:display-name="DStyle_paragraph" style:family="paragraph" style:name="678">
      <style:paragraph-properties fo:line-height="115%" fo:margin-top="0pt" fo:margin-bottom="10pt"/>
      <style:text-properties fo:font-family="Arial" style:font-family-complex="Arial" fo:font-size="11pt" fo:language="en" fo:country="US"/>
    </style:style>
    <style:style style:parent-style-name="676" style:display-name="DStyle_text" style:family="text" style:name="679">
      <style:paragraph-properties/>
      <style:text-properties fo:font-family="Arial" style:font-family-complex="Arial" fo:font-size="11pt" fo:language="en" fo:country="US"/>
    </style:style>
    <style:style style:parent-style-name="740" style:display-name="Heading 1" style:family="paragraph" style:name="680">
      <style:paragraph-properties fo:margin-top="18pt" fo:margin-bottom="4pt"/>
      <style:text-properties fo:color="#0f4761" fo:font-family="Arial" style:font-family-complex="Arial" fo:font-size="20pt"/>
    </style:style>
    <style:style style:parent-style-name="740" style:display-name="Heading 2" style:family="paragraph" style:name="681">
      <style:paragraph-properties fo:margin-top="8pt" fo:margin-bottom="4pt"/>
      <style:text-properties fo:color="#0f4761" fo:font-family="Arial" style:font-family-complex="Arial" fo:font-size="16pt"/>
    </style:style>
    <style:style style:parent-style-name="740" style:display-name="Heading 3" style:family="paragraph" style:name="682">
      <style:paragraph-properties fo:margin-top="8pt" fo:margin-bottom="4pt"/>
      <style:text-properties fo:color="#0f4761" fo:font-family="Arial" style:font-family-complex="Arial" fo:font-size="14pt"/>
    </style:style>
    <style:style style:parent-style-name="740" style:display-name="Heading 4" style:family="paragraph" style:name="683">
      <style:paragraph-properties fo:margin-top="4pt" fo:margin-bottom="2pt"/>
      <style:text-properties fo:color="#0f4761" fo:font-family="Arial" style:font-family-complex="Arial" fo:font-style="italic"/>
    </style:style>
    <style:style style:parent-style-name="740" style:display-name="Heading 5" style:family="paragraph" style:name="684">
      <style:paragraph-properties fo:margin-top="4pt" fo:margin-bottom="2pt"/>
      <style:text-properties fo:color="#0f4761" fo:font-family="Arial" style:font-family-complex="Arial"/>
    </style:style>
    <style:style style:parent-style-name="740" style:display-name="Heading 6" style:family="paragraph" style:name="685">
      <style:paragraph-properties fo:margin-top="2pt" fo:margin-bottom="0pt"/>
      <style:text-properties fo:color="#595959" fo:font-family="Arial" style:font-family-complex="Arial" fo:font-style="italic"/>
    </style:style>
    <style:style style:parent-style-name="740" style:display-name="Heading 7" style:family="paragraph" style:name="686">
      <style:paragraph-properties fo:margin-top="2pt" fo:margin-bottom="0pt"/>
      <style:text-properties fo:color="#595959" fo:font-family="Arial" style:font-family-complex="Arial"/>
    </style:style>
    <style:style style:parent-style-name="740" style:display-name="Heading 8" style:family="paragraph" style:name="687">
      <style:paragraph-properties fo:margin-bottom="0pt"/>
      <style:text-properties fo:color="#272727" fo:font-family="Arial" style:font-family-complex="Arial" fo:font-style="italic"/>
    </style:style>
    <style:style style:parent-style-name="740" style:display-name="Heading 9" style:family="paragraph" style:name="688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689">
      <style:paragraph-properties fo:line-height="115%" fo:margin-top="0pt" fo:margin-bottom="10pt"/>
    </style:style>
    <style:style style:parent-style-name="689" style:display-name="Heading 1 Char" style:family="text" style:name="690">
      <style:paragraph-properties/>
      <style:text-properties fo:color="#0f4761" fo:font-family="Arial" style:font-family-complex="Arial" fo:font-size="20pt"/>
    </style:style>
    <style:style style:parent-style-name="689" style:display-name="Heading 2 Char" style:family="text" style:name="691">
      <style:paragraph-properties/>
      <style:text-properties fo:color="#0f4761" fo:font-family="Arial" style:font-family-complex="Arial" fo:font-size="16pt"/>
    </style:style>
    <style:style style:parent-style-name="689" style:display-name="Heading 3 Char" style:family="text" style:name="692">
      <style:paragraph-properties/>
      <style:text-properties fo:color="#0f4761" fo:font-family="Arial" style:font-family-complex="Arial" fo:font-size="14pt"/>
    </style:style>
    <style:style style:parent-style-name="689" style:display-name="Heading 4 Char" style:family="text" style:name="693">
      <style:paragraph-properties/>
      <style:text-properties fo:color="#0f4761" fo:font-family="Arial" style:font-family-complex="Arial" fo:font-style="italic"/>
    </style:style>
    <style:style style:parent-style-name="689" style:display-name="Heading 5 Char" style:family="text" style:name="694">
      <style:paragraph-properties/>
      <style:text-properties fo:color="#0f4761" fo:font-family="Arial" style:font-family-complex="Arial"/>
    </style:style>
    <style:style style:parent-style-name="689" style:display-name="Heading 6 Char" style:family="text" style:name="695">
      <style:paragraph-properties/>
      <style:text-properties fo:color="#595959" fo:font-family="Arial" style:font-family-complex="Arial" fo:font-style="italic"/>
    </style:style>
    <style:style style:parent-style-name="689" style:display-name="Heading 7 Char" style:family="text" style:name="696">
      <style:paragraph-properties/>
      <style:text-properties fo:color="#595959" fo:font-family="Arial" style:font-family-complex="Arial"/>
    </style:style>
    <style:style style:parent-style-name="689" style:display-name="Heading 8 Char" style:family="text" style:name="697">
      <style:paragraph-properties/>
      <style:text-properties fo:color="#272727" fo:font-family="Arial" style:font-family-complex="Arial" fo:font-style="italic"/>
    </style:style>
    <style:style style:parent-style-name="689" style:display-name="Heading 9 Char" style:family="text" style:name="698">
      <style:paragraph-properties/>
      <style:text-properties fo:color="#272727" fo:font-family="Arial" style:font-family-complex="Arial" fo:font-style="italic"/>
    </style:style>
    <style:style style:parent-style-name="740" style:display-name="Title" style:family="paragraph" style:name="699">
      <style:paragraph-properties fo:line-height="100%" fo:margin-bottom="4pt"/>
      <style:text-properties fo:font-family="Arial" style:font-family-complex="Arial" fo:font-size="28pt" fo:letter-spacing="-0.5pt"/>
    </style:style>
    <style:style style:parent-style-name="689" style:display-name="Title Char" style:family="text" style:name="700">
      <style:paragraph-properties/>
      <style:text-properties fo:font-family="Arial" style:font-family-complex="Arial" fo:font-size="28pt" fo:letter-spacing="-0.5pt"/>
    </style:style>
    <style:style style:parent-style-name="740" style:display-name="Subtitle" style:family="paragraph" style:name="701">
      <style:paragraph-properties/>
      <style:text-properties fo:color="#595959" fo:font-size="14pt" fo:letter-spacing="0.75pt"/>
    </style:style>
    <style:style style:parent-style-name="689" style:display-name="Subtitle Char" style:family="text" style:name="702">
      <style:paragraph-properties/>
      <style:text-properties fo:color="#595959" fo:font-size="14pt" fo:letter-spacing="0.75pt"/>
    </style:style>
    <style:style style:parent-style-name="740" style:display-name="Quote" style:family="paragraph" style:name="703">
      <style:paragraph-properties fo:text-align="center" fo:margin-top="8pt"/>
      <style:text-properties fo:color="#404040" fo:font-style="italic"/>
    </style:style>
    <style:style style:parent-style-name="689" style:display-name="Quote Char" style:family="text" style:name="704">
      <style:paragraph-properties/>
      <style:text-properties fo:color="#404040" fo:font-style="italic"/>
    </style:style>
    <style:style style:parent-style-name="689" style:display-name="Intense Emphasis" style:family="text" style:name="705">
      <style:paragraph-properties/>
      <style:text-properties fo:color="#0f4761" fo:font-style="italic"/>
    </style:style>
    <style:style style:parent-style-name="740" style:display-name="Intense Quote" style:family="paragraph" style:name="706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689" style:display-name="Intense Quote Char" style:family="text" style:name="707">
      <style:paragraph-properties/>
      <style:text-properties fo:color="#0f4761" fo:font-style="italic"/>
    </style:style>
    <style:style style:parent-style-name="689" style:display-name="Intense Reference" style:family="text" style:name="708">
      <style:paragraph-properties/>
      <style:text-properties fo:font-variant="small-caps" fo:color="#0f4761" fo:letter-spacing="0.25pt" fo:font-weight="bold"/>
    </style:style>
    <style:style style:parent-style-name="689" style:display-name="Subtle Emphasis" style:family="text" style:name="709">
      <style:paragraph-properties/>
      <style:text-properties fo:color="#404040" fo:font-style="italic"/>
    </style:style>
    <style:style style:parent-style-name="689" style:display-name="Emphasis" style:family="text" style:name="710">
      <style:paragraph-properties/>
      <style:text-properties fo:font-style="italic"/>
    </style:style>
    <style:style style:parent-style-name="689" style:display-name="Strong" style:family="text" style:name="711">
      <style:paragraph-properties/>
      <style:text-properties fo:font-weight="bold"/>
    </style:style>
    <style:style style:parent-style-name="689" style:display-name="Subtle Reference" style:family="text" style:name="712">
      <style:paragraph-properties/>
      <style:text-properties fo:font-variant="small-caps" fo:color="#5a5a5a"/>
    </style:style>
    <style:style style:parent-style-name="689" style:display-name="Book Title" style:family="text" style:name="713">
      <style:paragraph-properties/>
      <style:text-properties fo:letter-spacing="0.25pt" fo:font-style="italic" fo:font-weight="bold"/>
    </style:style>
    <style:style style:parent-style-name="740" style:display-name="Header" style:family="paragraph" style:name="714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89" style:display-name="Header Char" style:family="text" style:name="715">
      <style:paragraph-properties/>
    </style:style>
    <style:style style:parent-style-name="740" style:display-name="Footer" style:family="paragraph" style:name="716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89" style:display-name="Footer Char" style:family="text" style:name="717">
      <style:paragraph-properties/>
    </style:style>
    <style:style style:parent-style-name="740" style:display-name="Caption" style:family="paragraph" style:name="718">
      <style:paragraph-properties fo:line-height="100%" fo:margin-bottom="10pt"/>
      <style:text-properties fo:color="#0e2841" fo:font-size="9pt" fo:font-style="italic"/>
    </style:style>
    <style:style style:parent-style-name="740" style:display-name="footnote text" style:family="paragraph" style:name="719">
      <style:paragraph-properties fo:line-height="100%" fo:margin-bottom="0pt"/>
      <style:text-properties fo:font-size="10pt"/>
    </style:style>
    <style:style style:parent-style-name="689" style:display-name="Footnote Text Char" style:family="text" style:name="720">
      <style:paragraph-properties/>
      <style:text-properties fo:font-size="10pt"/>
    </style:style>
    <style:style style:parent-style-name="689" style:display-name="footnote reference" style:family="text" style:name="721">
      <style:paragraph-properties/>
      <style:text-properties style:text-position="super 58%"/>
    </style:style>
    <style:style style:parent-style-name="740" style:display-name="endnote text" style:family="paragraph" style:name="722">
      <style:paragraph-properties fo:line-height="100%" fo:margin-bottom="0pt"/>
      <style:text-properties fo:font-size="10pt"/>
    </style:style>
    <style:style style:parent-style-name="689" style:display-name="Endnote Text Char" style:family="text" style:name="723">
      <style:paragraph-properties/>
      <style:text-properties fo:font-size="10pt"/>
    </style:style>
    <style:style style:parent-style-name="689" style:display-name="endnote reference" style:family="text" style:name="724">
      <style:paragraph-properties/>
      <style:text-properties style:text-position="super 58%"/>
    </style:style>
    <style:style style:parent-style-name="689" style:display-name="Hyperlink" style:family="text" style:name="725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76" style:display-name="Internet link" style:family="text" style:name="726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76" style:display-name="Internet link" style:family="text" style:name="727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89" style:display-name="FollowedHyperlink" style:family="text" style:name="728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740" style:display-name="toc 1" style:family="paragraph" style:name="729">
      <style:paragraph-properties fo:margin-bottom="5pt"/>
    </style:style>
    <style:style style:parent-style-name="740" style:display-name="toc 2" style:family="paragraph" style:name="730">
      <style:paragraph-properties fo:margin-left="0.3881cm" fo:margin-right="0cm" fo:text-indent="0cm" fo:margin-bottom="5pt"/>
    </style:style>
    <style:style style:parent-style-name="740" style:display-name="toc 3" style:family="paragraph" style:name="731">
      <style:paragraph-properties fo:margin-left="0.7762cm" fo:margin-right="0cm" fo:text-indent="0cm" fo:margin-bottom="5pt"/>
    </style:style>
    <style:style style:parent-style-name="740" style:display-name="toc 4" style:family="paragraph" style:name="732">
      <style:paragraph-properties fo:margin-left="1.164cm" fo:margin-right="0cm" fo:text-indent="0cm" fo:margin-bottom="5pt"/>
    </style:style>
    <style:style style:parent-style-name="740" style:display-name="toc 5" style:family="paragraph" style:name="733">
      <style:paragraph-properties fo:margin-left="1.552cm" fo:margin-right="0cm" fo:text-indent="0cm" fo:margin-bottom="5pt"/>
    </style:style>
    <style:style style:parent-style-name="740" style:display-name="toc 6" style:family="paragraph" style:name="734">
      <style:paragraph-properties fo:margin-left="1.94cm" fo:margin-right="0cm" fo:text-indent="0cm" fo:margin-bottom="5pt"/>
    </style:style>
    <style:style style:parent-style-name="740" style:display-name="toc 7" style:family="paragraph" style:name="735">
      <style:paragraph-properties fo:margin-left="2.328cm" fo:margin-right="0cm" fo:text-indent="0cm" fo:margin-bottom="5pt"/>
    </style:style>
    <style:style style:parent-style-name="740" style:display-name="toc 8" style:family="paragraph" style:name="736">
      <style:paragraph-properties fo:margin-left="2.717cm" fo:margin-right="0cm" fo:text-indent="0cm" fo:margin-bottom="5pt"/>
    </style:style>
    <style:style style:parent-style-name="740" style:display-name="toc 9" style:family="paragraph" style:name="737">
      <style:paragraph-properties fo:margin-left="3.105cm" fo:margin-right="0cm" fo:text-indent="0cm" fo:margin-bottom="5pt"/>
    </style:style>
    <style:style style:parent-style-name="678" style:display-name="TOC Heading" style:family="paragraph" style:name="738">
      <style:paragraph-properties/>
    </style:style>
    <style:style style:parent-style-name="740" style:display-name="table of figures" style:family="paragraph" style:name="739">
      <style:paragraph-properties fo:margin-bottom="0pt"/>
    </style:style>
    <style:style style:class="default" style:display-name="Normal" style:family="paragraph" style:name="740">
      <style:paragraph-properties fo:line-height="115%" fo:margin-top="0pt" fo:margin-bottom="10pt"/>
      <style:text-properties/>
    </style:style>
    <style:style style:parent-style-name="740" style:display-name="No Spacing" style:family="paragraph" style:name="741">
      <style:paragraph-properties fo:line-height="100%" fo:margin-bottom="0pt"/>
    </style:style>
    <style:style style:parent-style-name="740" style:display-name="List Paragraph" style:family="paragraph" style:name="742">
      <style:paragraph-properties fo:margin-left="1.27cm" fo:margin-right="0cm" fo:text-indent="0cm"/>
      <style:text-properties/>
    </style:style>
    <style:style style:parent-style-name="740" style:display-name="T1" style:family="text" style:name="743">
      <style:paragraph-properties/>
      <style:text-properties fo:font-family="Courier New" style:font-family-complex="Courier New"/>
    </style:style>
    <style:style style:parent-style-name="740" style:display-name="T2" style:family="text" style:name="744">
      <style:paragraph-properties/>
      <style:text-properties fo:font-family="Courier New" style:font-family-complex="Courier New"/>
    </style:style>
    <style:style style:parent-style-name="740" style:display-name="T3" style:family="text" style:name="745">
      <style:paragraph-properties/>
      <style:text-properties fo:font-family="Wingdings" style:font-family-complex="Wingdings"/>
    </style:style>
    <style:style style:parent-style-name="740" style:display-name="T4" style:family="text" style:name="746">
      <style:paragraph-properties/>
      <style:text-properties fo:font-family="Symbol" style:font-family-complex="Symbol"/>
    </style:style>
    <style:style style:parent-style-name="740" style:display-name="T5" style:family="text" style:name="747">
      <style:paragraph-properties/>
      <style:text-properties fo:font-family="Courier New" style:font-family-complex="Courier New"/>
    </style:style>
    <style:style style:parent-style-name="740" style:display-name="T6" style:family="text" style:name="748">
      <style:paragraph-properties/>
      <style:text-properties fo:font-family="Wingdings" style:font-family-complex="Wingdings"/>
    </style:style>
    <style:style style:parent-style-name="740" style:display-name="T7" style:family="text" style:name="749">
      <style:paragraph-properties/>
      <style:text-properties fo:font-family="Symbol" style:font-family-complex="Symbol"/>
    </style:style>
    <style:style style:parent-style-name="740" style:display-name="T8" style:family="text" style:name="750">
      <style:paragraph-properties/>
      <style:text-properties fo:font-family="Courier New" style:font-family-complex="Courier New"/>
    </style:style>
    <style:style style:parent-style-name="740" style:display-name="T9" style:family="text" style:name="751">
      <style:paragraph-properties/>
      <style:text-properties fo:font-family="Wingdings" style:font-family-complex="Wingdings"/>
    </style:style>
    <style:style style:parent-style-name="740" style:display-name="T10" style:family="text" style:name="752">
      <style:paragraph-properties/>
      <style:text-properties fo:font-family="Courier New" style:font-family-complex="Courier New"/>
    </style:style>
    <style:style style:parent-style-name="740" style:display-name="T11" style:family="text" style:name="753">
      <style:paragraph-properties/>
      <style:text-properties fo:font-family="Courier New" style:font-family-complex="Courier New"/>
    </style:style>
    <style:style style:parent-style-name="740" style:display-name="T12" style:family="text" style:name="754">
      <style:paragraph-properties/>
      <style:text-properties fo:font-family="Wingdings" style:font-family-complex="Wingdings"/>
    </style:style>
    <style:style style:parent-style-name="740" style:display-name="T13" style:family="text" style:name="755">
      <style:paragraph-properties/>
      <style:text-properties fo:font-family="Symbol" style:font-family-complex="Symbol"/>
    </style:style>
    <style:style style:parent-style-name="740" style:display-name="T14" style:family="text" style:name="756">
      <style:paragraph-properties/>
      <style:text-properties fo:font-family="Courier New" style:font-family-complex="Courier New"/>
    </style:style>
    <style:style style:parent-style-name="740" style:display-name="T15" style:family="text" style:name="757">
      <style:paragraph-properties/>
      <style:text-properties fo:font-family="Wingdings" style:font-family-complex="Wingdings"/>
    </style:style>
    <style:style style:parent-style-name="740" style:display-name="T16" style:family="text" style:name="758">
      <style:paragraph-properties/>
      <style:text-properties fo:font-family="Symbol" style:font-family-complex="Symbol"/>
    </style:style>
    <style:style style:parent-style-name="740" style:display-name="T17" style:family="text" style:name="759">
      <style:paragraph-properties/>
      <style:text-properties fo:font-family="Courier New" style:font-family-complex="Courier New"/>
    </style:style>
    <style:style style:parent-style-name="740" style:display-name="T18" style:family="text" style:name="760">
      <style:paragraph-properties/>
      <style:text-properties fo:font-family="Wingdings" style:font-family-complex="Wingdings"/>
    </style:style>
    <style:style style:parent-style-name="740" style:display-name="T19" style:family="text" style:name="761">
      <style:paragraph-properties/>
      <style:text-properties fo:font-family="Courier New" style:font-family-complex="Courier New"/>
    </style:style>
    <style:style style:parent-style-name="740" style:display-name="T20" style:family="text" style:name="762">
      <style:paragraph-properties/>
      <style:text-properties fo:font-family="Courier New" style:font-family-complex="Courier New"/>
    </style:style>
    <style:style style:parent-style-name="740" style:display-name="T21" style:family="text" style:name="763">
      <style:paragraph-properties/>
      <style:text-properties fo:font-family="Wingdings" style:font-family-complex="Wingdings"/>
    </style:style>
    <style:style style:parent-style-name="740" style:display-name="T22" style:family="text" style:name="764">
      <style:paragraph-properties/>
      <style:text-properties fo:font-family="Symbol" style:font-family-complex="Symbol"/>
    </style:style>
    <style:style style:parent-style-name="740" style:display-name="T23" style:family="text" style:name="765">
      <style:paragraph-properties/>
      <style:text-properties fo:font-family="Courier New" style:font-family-complex="Courier New"/>
    </style:style>
    <style:style style:parent-style-name="740" style:display-name="T24" style:family="text" style:name="766">
      <style:paragraph-properties/>
      <style:text-properties fo:font-family="Wingdings" style:font-family-complex="Wingdings"/>
    </style:style>
    <style:style style:parent-style-name="740" style:display-name="T25" style:family="text" style:name="767">
      <style:paragraph-properties/>
      <style:text-properties fo:font-family="Symbol" style:font-family-complex="Symbol"/>
    </style:style>
    <style:style style:parent-style-name="740" style:display-name="T26" style:family="text" style:name="768">
      <style:paragraph-properties/>
      <style:text-properties fo:font-family="Courier New" style:font-family-complex="Courier New"/>
    </style:style>
    <style:style style:parent-style-name="740" style:display-name="T27" style:family="text" style:name="769">
      <style:paragraph-properties/>
      <style:text-properties fo:font-family="Wingdings" style:font-family-complex="Wingdings"/>
    </style:style>
    <style:style style:parent-style-name="740" style:display-name="T28" style:family="text" style:name="770">
      <style:paragraph-properties/>
      <style:text-properties fo:font-family="Courier New" style:font-family-complex="Courier New"/>
    </style:style>
    <style:style style:parent-style-name="740" style:display-name="T29" style:family="text" style:name="771">
      <style:paragraph-properties/>
      <style:text-properties fo:font-family="Courier New" style:font-family-complex="Courier New"/>
    </style:style>
    <style:style style:parent-style-name="740" style:display-name="T30" style:family="text" style:name="772">
      <style:paragraph-properties/>
      <style:text-properties fo:font-family="Wingdings" style:font-family-complex="Wingdings"/>
    </style:style>
    <style:style style:parent-style-name="740" style:display-name="T31" style:family="text" style:name="773">
      <style:paragraph-properties/>
      <style:text-properties fo:font-family="Symbol" style:font-family-complex="Symbol"/>
    </style:style>
    <style:style style:parent-style-name="740" style:display-name="T32" style:family="text" style:name="774">
      <style:paragraph-properties/>
      <style:text-properties fo:font-family="Courier New" style:font-family-complex="Courier New"/>
    </style:style>
    <style:style style:parent-style-name="740" style:display-name="T33" style:family="text" style:name="775">
      <style:paragraph-properties/>
      <style:text-properties fo:font-family="Wingdings" style:font-family-complex="Wingdings"/>
    </style:style>
    <style:style style:parent-style-name="740" style:display-name="T34" style:family="text" style:name="776">
      <style:paragraph-properties/>
      <style:text-properties fo:font-family="Symbol" style:font-family-complex="Symbol"/>
    </style:style>
    <style:style style:parent-style-name="740" style:display-name="T35" style:family="text" style:name="777">
      <style:paragraph-properties/>
      <style:text-properties fo:font-family="Courier New" style:font-family-complex="Courier New"/>
    </style:style>
    <style:style style:parent-style-name="740" style:display-name="T36" style:family="text" style:name="778">
      <style:paragraph-properties/>
      <style:text-properties fo:font-family="Wingdings" style:font-family-complex="Wingdings"/>
    </style:style>
    <style:style style:parent-style-name="740" style:display-name="T1" style:family="text" style:name="779">
      <style:paragraph-properties/>
      <style:text-properties fo:font-family="Courier New" style:font-family-complex="Courier New"/>
    </style:style>
    <style:style style:parent-style-name="740" style:display-name="T2" style:family="text" style:name="780">
      <style:paragraph-properties/>
      <style:text-properties fo:font-family="Courier New" style:font-family-complex="Courier New"/>
    </style:style>
    <style:style style:parent-style-name="740" style:display-name="T3" style:family="text" style:name="781">
      <style:paragraph-properties/>
      <style:text-properties fo:font-family="Wingdings" style:font-family-complex="Wingdings"/>
    </style:style>
    <style:style style:parent-style-name="740" style:display-name="T4" style:family="text" style:name="782">
      <style:paragraph-properties/>
      <style:text-properties fo:font-family="Symbol" style:font-family-complex="Symbol"/>
    </style:style>
    <style:style style:parent-style-name="740" style:display-name="T5" style:family="text" style:name="783">
      <style:paragraph-properties/>
      <style:text-properties fo:font-family="Courier New" style:font-family-complex="Courier New"/>
    </style:style>
    <style:style style:parent-style-name="740" style:display-name="T6" style:family="text" style:name="784">
      <style:paragraph-properties/>
      <style:text-properties fo:font-family="Wingdings" style:font-family-complex="Wingdings"/>
    </style:style>
    <style:style style:parent-style-name="740" style:display-name="T7" style:family="text" style:name="785">
      <style:paragraph-properties/>
      <style:text-properties fo:font-family="Symbol" style:font-family-complex="Symbol"/>
    </style:style>
    <style:style style:parent-style-name="740" style:display-name="T8" style:family="text" style:name="786">
      <style:paragraph-properties/>
      <style:text-properties fo:font-family="Courier New" style:font-family-complex="Courier New"/>
    </style:style>
    <style:style style:parent-style-name="740" style:display-name="T9" style:family="text" style:name="787">
      <style:paragraph-properties/>
      <style:text-properties fo:font-family="Wingdings" style:font-family-complex="Wingdings"/>
    </style:style>
    <style:style style:parent-style-name="740" style:display-name="T10" style:family="text" style:name="788">
      <style:paragraph-properties/>
      <style:text-properties fo:font-family="Courier New" style:font-family-complex="Courier New"/>
    </style:style>
    <style:style style:parent-style-name="740" style:display-name="T11" style:family="text" style:name="789">
      <style:paragraph-properties/>
      <style:text-properties fo:font-family="Courier New" style:font-family-complex="Courier New"/>
    </style:style>
    <style:style style:parent-style-name="740" style:display-name="T12" style:family="text" style:name="790">
      <style:paragraph-properties/>
      <style:text-properties fo:font-family="Wingdings" style:font-family-complex="Wingdings"/>
    </style:style>
    <style:style style:parent-style-name="740" style:display-name="T13" style:family="text" style:name="791">
      <style:paragraph-properties/>
      <style:text-properties fo:font-family="Symbol" style:font-family-complex="Symbol"/>
    </style:style>
    <style:style style:parent-style-name="740" style:display-name="T14" style:family="text" style:name="792">
      <style:paragraph-properties/>
      <style:text-properties fo:font-family="Courier New" style:font-family-complex="Courier New"/>
    </style:style>
    <style:style style:parent-style-name="740" style:display-name="T15" style:family="text" style:name="793">
      <style:paragraph-properties/>
      <style:text-properties fo:font-family="Wingdings" style:font-family-complex="Wingdings"/>
    </style:style>
    <style:style style:parent-style-name="740" style:display-name="T16" style:family="text" style:name="794">
      <style:paragraph-properties/>
      <style:text-properties fo:font-family="Symbol" style:font-family-complex="Symbol"/>
    </style:style>
    <style:style style:parent-style-name="740" style:display-name="T17" style:family="text" style:name="795">
      <style:paragraph-properties/>
      <style:text-properties fo:font-family="Courier New" style:font-family-complex="Courier New"/>
    </style:style>
    <style:style style:parent-style-name="740" style:display-name="T18" style:family="text" style:name="796">
      <style:paragraph-properties/>
      <style:text-properties fo:font-family="Wingdings" style:font-family-complex="Wingdings"/>
    </style:style>
    <style:style style:parent-style-name="740" style:display-name="T19" style:family="text" style:name="797">
      <style:paragraph-properties/>
      <style:text-properties fo:font-family="Courier New" style:font-family-complex="Courier New"/>
    </style:style>
    <style:style style:parent-style-name="740" style:display-name="T20" style:family="text" style:name="798">
      <style:paragraph-properties/>
      <style:text-properties fo:font-family="Courier New" style:font-family-complex="Courier New"/>
    </style:style>
    <style:style style:parent-style-name="740" style:display-name="T21" style:family="text" style:name="799">
      <style:paragraph-properties/>
      <style:text-properties fo:font-family="Wingdings" style:font-family-complex="Wingdings"/>
    </style:style>
    <style:style style:parent-style-name="740" style:display-name="T22" style:family="text" style:name="800">
      <style:paragraph-properties/>
      <style:text-properties fo:font-family="Symbol" style:font-family-complex="Symbol"/>
    </style:style>
    <style:style style:parent-style-name="740" style:display-name="T23" style:family="text" style:name="801">
      <style:paragraph-properties/>
      <style:text-properties fo:font-family="Courier New" style:font-family-complex="Courier New"/>
    </style:style>
    <style:style style:parent-style-name="740" style:display-name="T24" style:family="text" style:name="802">
      <style:paragraph-properties/>
      <style:text-properties fo:font-family="Wingdings" style:font-family-complex="Wingdings"/>
    </style:style>
    <style:style style:parent-style-name="740" style:display-name="T25" style:family="text" style:name="803">
      <style:paragraph-properties/>
      <style:text-properties fo:font-family="Symbol" style:font-family-complex="Symbol"/>
    </style:style>
    <style:style style:parent-style-name="740" style:display-name="T26" style:family="text" style:name="804">
      <style:paragraph-properties/>
      <style:text-properties fo:font-family="Courier New" style:font-family-complex="Courier New"/>
    </style:style>
    <style:style style:parent-style-name="740" style:display-name="T27" style:family="text" style:name="805">
      <style:paragraph-properties/>
      <style:text-properties fo:font-family="Wingdings" style:font-family-complex="Wingdings"/>
    </style:style>
    <style:style style:parent-style-name="740" style:display-name="T28" style:family="text" style:name="806">
      <style:paragraph-properties/>
      <style:text-properties fo:font-family="Courier New" style:font-family-complex="Courier New"/>
    </style:style>
    <style:style style:parent-style-name="740" style:display-name="T29" style:family="text" style:name="807">
      <style:paragraph-properties/>
      <style:text-properties fo:font-family="Courier New" style:font-family-complex="Courier New"/>
    </style:style>
    <style:style style:parent-style-name="740" style:display-name="T30" style:family="text" style:name="808">
      <style:paragraph-properties/>
      <style:text-properties fo:font-family="Wingdings" style:font-family-complex="Wingdings"/>
    </style:style>
    <style:style style:parent-style-name="740" style:display-name="T31" style:family="text" style:name="809">
      <style:paragraph-properties/>
      <style:text-properties fo:font-family="Symbol" style:font-family-complex="Symbol"/>
    </style:style>
    <style:style style:parent-style-name="740" style:display-name="T32" style:family="text" style:name="810">
      <style:paragraph-properties/>
      <style:text-properties fo:font-family="Courier New" style:font-family-complex="Courier New"/>
    </style:style>
    <style:style style:parent-style-name="740" style:display-name="T33" style:family="text" style:name="811">
      <style:paragraph-properties/>
      <style:text-properties fo:font-family="Wingdings" style:font-family-complex="Wingdings"/>
    </style:style>
    <style:style style:parent-style-name="740" style:display-name="T34" style:family="text" style:name="812">
      <style:paragraph-properties/>
      <style:text-properties fo:font-family="Symbol" style:font-family-complex="Symbol"/>
    </style:style>
    <style:style style:parent-style-name="740" style:display-name="T35" style:family="text" style:name="813">
      <style:paragraph-properties/>
      <style:text-properties fo:font-family="Courier New" style:font-family-complex="Courier New"/>
    </style:style>
    <style:style style:parent-style-name="740" style:display-name="T36" style:family="text" style:name="814">
      <style:paragraph-properties/>
      <style:text-properties fo:font-family="Wingdings" style:font-family-complex="Wingdings"/>
    </style:style>
    <style:style style:parent-style-name="740" style:display-name="T37" style:family="text" style:name="815">
      <style:paragraph-properties/>
      <style:text-properties fo:font-family="Courier New" style:font-family-complex="Courier New"/>
    </style:style>
    <style:style style:parent-style-name="740" style:display-name="T38" style:family="text" style:name="816">
      <style:paragraph-properties/>
      <style:text-properties fo:font-family="Courier New" style:font-family-complex="Courier New"/>
    </style:style>
    <style:style style:parent-style-name="740" style:display-name="T39" style:family="text" style:name="817">
      <style:paragraph-properties/>
      <style:text-properties fo:font-family="Wingdings" style:font-family-complex="Wingdings"/>
    </style:style>
    <style:style style:parent-style-name="740" style:display-name="T40" style:family="text" style:name="818">
      <style:paragraph-properties/>
      <style:text-properties fo:font-family="Symbol" style:font-family-complex="Symbol"/>
    </style:style>
    <style:style style:parent-style-name="740" style:display-name="T41" style:family="text" style:name="819">
      <style:paragraph-properties/>
      <style:text-properties fo:font-family="Courier New" style:font-family-complex="Courier New"/>
    </style:style>
    <style:style style:parent-style-name="740" style:display-name="T42" style:family="text" style:name="820">
      <style:paragraph-properties/>
      <style:text-properties fo:font-family="Wingdings" style:font-family-complex="Wingdings"/>
    </style:style>
    <style:style style:parent-style-name="740" style:display-name="T43" style:family="text" style:name="821">
      <style:paragraph-properties/>
      <style:text-properties fo:font-family="Symbol" style:font-family-complex="Symbol"/>
    </style:style>
    <style:style style:parent-style-name="740" style:display-name="T44" style:family="text" style:name="822">
      <style:paragraph-properties/>
      <style:text-properties fo:font-family="Courier New" style:font-family-complex="Courier New"/>
    </style:style>
    <style:style style:parent-style-name="740" style:display-name="T45" style:family="text" style:name="823">
      <style:paragraph-properties/>
      <style:text-properties fo:font-family="Wingdings" style:font-family-complex="Wingdings"/>
    </style:style>
    <style:style style:parent-style-name="740" style:display-name="T46" style:family="text" style:name="824">
      <style:paragraph-properties/>
      <style:text-properties fo:font-family="Courier New" style:font-family-complex="Courier New"/>
    </style:style>
    <style:style style:parent-style-name="740" style:display-name="T47" style:family="text" style:name="825">
      <style:paragraph-properties/>
      <style:text-properties fo:font-family="Courier New" style:font-family-complex="Courier New"/>
    </style:style>
    <style:style style:parent-style-name="740" style:display-name="T48" style:family="text" style:name="826">
      <style:paragraph-properties/>
      <style:text-properties fo:font-family="Wingdings" style:font-family-complex="Wingdings"/>
    </style:style>
    <style:style style:parent-style-name="740" style:display-name="T49" style:family="text" style:name="827">
      <style:paragraph-properties/>
      <style:text-properties fo:font-family="Symbol" style:font-family-complex="Symbol"/>
    </style:style>
    <style:style style:parent-style-name="740" style:display-name="T50" style:family="text" style:name="828">
      <style:paragraph-properties/>
      <style:text-properties fo:font-family="Courier New" style:font-family-complex="Courier New"/>
    </style:style>
    <style:style style:parent-style-name="740" style:display-name="T51" style:family="text" style:name="829">
      <style:paragraph-properties/>
      <style:text-properties fo:font-family="Wingdings" style:font-family-complex="Wingdings"/>
    </style:style>
    <style:style style:parent-style-name="740" style:display-name="T52" style:family="text" style:name="830">
      <style:paragraph-properties/>
      <style:text-properties fo:font-family="Symbol" style:font-family-complex="Symbol"/>
    </style:style>
    <style:style style:parent-style-name="740" style:display-name="T53" style:family="text" style:name="831">
      <style:paragraph-properties/>
      <style:text-properties fo:font-family="Courier New" style:font-family-complex="Courier New"/>
    </style:style>
    <style:style style:parent-style-name="740" style:display-name="T54" style:family="text" style:name="832">
      <style:paragraph-properties/>
      <style:text-properties fo:font-family="Wingdings" style:font-family-complex="Wingdings"/>
    </style:style>
    <style:style style:parent-style-name="740" style:display-name="T55" style:family="text" style:name="833">
      <style:paragraph-properties/>
      <style:text-properties fo:font-family="Courier New" style:font-family-complex="Courier New"/>
    </style:style>
    <style:style style:parent-style-name="740" style:display-name="T56" style:family="text" style:name="834">
      <style:paragraph-properties/>
      <style:text-properties fo:font-family="Courier New" style:font-family-complex="Courier New"/>
    </style:style>
    <style:style style:parent-style-name="740" style:display-name="T57" style:family="text" style:name="835">
      <style:paragraph-properties/>
      <style:text-properties fo:font-family="Wingdings" style:font-family-complex="Wingdings"/>
    </style:style>
    <style:style style:parent-style-name="740" style:display-name="T58" style:family="text" style:name="836">
      <style:paragraph-properties/>
      <style:text-properties fo:font-family="Symbol" style:font-family-complex="Symbol"/>
    </style:style>
    <style:style style:parent-style-name="740" style:display-name="T59" style:family="text" style:name="837">
      <style:paragraph-properties/>
      <style:text-properties fo:font-family="Courier New" style:font-family-complex="Courier New"/>
    </style:style>
    <style:style style:parent-style-name="740" style:display-name="T60" style:family="text" style:name="838">
      <style:paragraph-properties/>
      <style:text-properties fo:font-family="Wingdings" style:font-family-complex="Wingdings"/>
    </style:style>
    <style:style style:parent-style-name="740" style:display-name="T61" style:family="text" style:name="839">
      <style:paragraph-properties/>
      <style:text-properties fo:font-family="Symbol" style:font-family-complex="Symbol"/>
    </style:style>
    <style:style style:parent-style-name="740" style:display-name="T62" style:family="text" style:name="840">
      <style:paragraph-properties/>
      <style:text-properties fo:font-family="Courier New" style:font-family-complex="Courier New"/>
    </style:style>
    <style:style style:parent-style-name="740" style:display-name="T63" style:family="text" style:name="841">
      <style:paragraph-properties/>
      <style:text-properties fo:font-family="Wingdings" style:font-family-complex="Wingdings"/>
    </style:style>
    <style:style style:parent-style-name="740" style:display-name="T64" style:family="text" style:name="842">
      <style:paragraph-properties/>
      <style:text-properties fo:font-family="Courier New" style:font-family-complex="Courier New"/>
    </style:style>
    <style:style style:parent-style-name="740" style:display-name="T65" style:family="text" style:name="843">
      <style:paragraph-properties/>
      <style:text-properties fo:font-family="Courier New" style:font-family-complex="Courier New"/>
    </style:style>
    <style:style style:parent-style-name="740" style:display-name="T66" style:family="text" style:name="844">
      <style:paragraph-properties/>
      <style:text-properties fo:font-family="Wingdings" style:font-family-complex="Wingdings"/>
    </style:style>
    <style:style style:parent-style-name="740" style:display-name="T67" style:family="text" style:name="845">
      <style:paragraph-properties/>
      <style:text-properties fo:font-family="Symbol" style:font-family-complex="Symbol"/>
    </style:style>
    <style:style style:parent-style-name="740" style:display-name="T68" style:family="text" style:name="846">
      <style:paragraph-properties/>
      <style:text-properties fo:font-family="Courier New" style:font-family-complex="Courier New"/>
    </style:style>
    <style:style style:parent-style-name="740" style:display-name="T69" style:family="text" style:name="847">
      <style:paragraph-properties/>
      <style:text-properties fo:font-family="Wingdings" style:font-family-complex="Wingdings"/>
    </style:style>
    <style:style style:parent-style-name="740" style:display-name="T70" style:family="text" style:name="848">
      <style:paragraph-properties/>
      <style:text-properties fo:font-family="Symbol" style:font-family-complex="Symbol"/>
    </style:style>
    <style:style style:parent-style-name="740" style:display-name="T71" style:family="text" style:name="849">
      <style:paragraph-properties/>
      <style:text-properties fo:font-family="Courier New" style:font-family-complex="Courier New"/>
    </style:style>
    <style:style style:parent-style-name="740" style:display-name="T72" style:family="text" style:name="850">
      <style:paragraph-properties/>
      <style:text-properties fo:font-family="Wingdings" style:font-family-complex="Wingdings"/>
    </style:style>
    <style:style style:family="text" style:name="T1">
      <style:text-properties fo:font-family="Courier New" style:font-family-complex="Courier New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fo:font-family="Courier New" style:font-family-complex="Courier New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Courier New" style:font-family-complex="Courier New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Courier New" style:font-family-complex="Courier New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Courier New" style:font-family-complex="Courier New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  <style:style style:family="text" style:name="T46">
      <style:text-properties fo:font-family="Courier New" style:font-family-complex="Courier New"/>
    </style:style>
    <style:style style:family="text" style:name="T47">
      <style:text-properties fo:font-family="Courier New" style:font-family-complex="Courier New"/>
    </style:style>
    <style:style style:family="text" style:name="T48">
      <style:text-properties fo:font-family="Wingdings" style:font-family-complex="Wingdings"/>
    </style:style>
    <style:style style:family="text" style:name="T49">
      <style:text-properties fo:font-family="Symbol" style:font-family-complex="Symbol"/>
    </style:style>
    <style:style style:family="text" style:name="T50">
      <style:text-properties fo:font-family="Courier New" style:font-family-complex="Courier New"/>
    </style:style>
    <style:style style:family="text" style:name="T51">
      <style:text-properties fo:font-family="Wingdings" style:font-family-complex="Wingdings"/>
    </style:style>
    <style:style style:family="text" style:name="T52">
      <style:text-properties fo:font-family="Symbol" style:font-family-complex="Symbol"/>
    </style:style>
    <style:style style:family="text" style:name="T53">
      <style:text-properties fo:font-family="Courier New" style:font-family-complex="Courier New"/>
    </style:style>
    <style:style style:family="text" style:name="T54">
      <style:text-properties fo:font-family="Wingdings" style:font-family-complex="Wingdings"/>
    </style:style>
    <style:style style:family="text" style:name="T55">
      <style:text-properties fo:font-family="Courier New" style:font-family-complex="Courier New"/>
    </style:style>
    <style:style style:family="text" style:name="T56">
      <style:text-properties fo:font-family="Courier New" style:font-family-complex="Courier New"/>
    </style:style>
    <style:style style:family="text" style:name="T57">
      <style:text-properties fo:font-family="Wingdings" style:font-family-complex="Wingdings"/>
    </style:style>
    <style:style style:family="text" style:name="T58">
      <style:text-properties fo:font-family="Symbol" style:font-family-complex="Symbol"/>
    </style:style>
    <style:style style:family="text" style:name="T59">
      <style:text-properties fo:font-family="Courier New" style:font-family-complex="Courier New"/>
    </style:style>
    <style:style style:family="text" style:name="T60">
      <style:text-properties fo:font-family="Wingdings" style:font-family-complex="Wingdings"/>
    </style:style>
    <style:style style:family="text" style:name="T61">
      <style:text-properties fo:font-family="Symbol" style:font-family-complex="Symbol"/>
    </style:style>
    <style:style style:family="text" style:name="T62">
      <style:text-properties fo:font-family="Courier New" style:font-family-complex="Courier New"/>
    </style:style>
    <style:style style:family="text" style:name="T63">
      <style:text-properties fo:font-family="Wingdings" style:font-family-complex="Wingdings"/>
    </style:style>
    <style:style style:family="text" style:name="T64">
      <style:text-properties fo:font-family="Courier New" style:font-family-complex="Courier New"/>
    </style:style>
    <style:style style:family="text" style:name="T65">
      <style:text-properties fo:font-family="Courier New" style:font-family-complex="Courier New"/>
    </style:style>
    <style:style style:family="text" style:name="T66">
      <style:text-properties fo:font-family="Wingdings" style:font-family-complex="Wingdings"/>
    </style:style>
    <style:style style:family="text" style:name="T67">
      <style:text-properties fo:font-family="Symbol" style:font-family-complex="Symbol"/>
    </style:style>
    <style:style style:family="text" style:name="T68">
      <style:text-properties fo:font-family="Courier New" style:font-family-complex="Courier New"/>
    </style:style>
    <style:style style:family="text" style:name="T69">
      <style:text-properties fo:font-family="Wingdings" style:font-family-complex="Wingdings"/>
    </style:style>
    <style:style style:family="text" style:name="T70">
      <style:text-properties fo:font-family="Symbol" style:font-family-complex="Symbol"/>
    </style:style>
    <style:style style:family="text" style:name="T71">
      <style:text-properties fo:font-family="Courier New" style:font-family-complex="Courier New"/>
    </style:style>
    <style:style style:family="text" style:name="T72">
      <style:text-properties fo:font-family="Wingdings" style:font-family-complex="Wingdings"/>
    </style:style>
    <text:list-style style:name="WWNum1">
      <text:list-level-style-bullet text:level="1" text:style-name="T1" text:bullet-char="o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Courier New" style:font-family-complex="Courier New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2">
      <text:list-level-style-bullet text:level="1" text:style-name="T10" text:bullet-char="o">
        <style:list-level-properties text:list-level-position-and-space-mode="label-alignment">
          <style:list-level-label-alignment fo:text-indent="-0.635cm" fo:margin-left="2.5cm"/>
        </style:list-level-properties>
        <style:text-properties fo:font-family="Courier New" style:font-family-complex="Courier New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3.77cm"/>
        </style:list-level-properties>
        <style:text-properties fo:font-family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5.04cm"/>
        </style:list-level-properties>
        <style:text-properties fo:font-family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6.31cm"/>
        </style:list-level-properties>
        <style:text-properties fo:font-family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7.58cm"/>
        </style:list-level-properties>
        <style:text-properties fo:font-family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8.85cm"/>
        </style:list-level-properties>
        <style:text-properties fo:font-family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complex="Wingdings"/>
      </text:list-level-style-bullet>
    </text:list-style>
    <text:list-style style:name="WWNum3">
      <text:list-level-style-bullet text:level="1" text:style-name="T19" text:bullet-char="o">
        <style:list-level-properties text:list-level-position-and-space-mode="label-alignment">
          <style:list-level-label-alignment fo:text-indent="-0.635cm" fo:margin-left="2.5cm"/>
        </style:list-level-properties>
        <style:text-properties fo:font-family="Courier New" style:font-family-complex="Courier New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3.77cm"/>
        </style:list-level-properties>
        <style:text-properties fo:font-family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5.04cm"/>
        </style:list-level-properties>
        <style:text-properties fo:font-family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6.31cm"/>
        </style:list-level-properties>
        <style:text-properties fo:font-family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7.58cm"/>
        </style:list-level-properties>
        <style:text-properties fo:font-family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8.85cm"/>
        </style:list-level-properties>
        <style:text-properties fo:font-family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complex="Wingdings"/>
      </text:list-level-style-bullet>
    </text:list-style>
    <text:list-style style:name="WWNum4">
      <text:list-level-style-bullet text:level="1" text:style-name="T28" text:bullet-char="o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Courier New" style:font-family-complex="Courier New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5">
      <text:list-level-style-bullet text:level="1" text:style-name="T37" text:bullet-char="o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Courier New" style:font-family-complex="Courier New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6">
      <text:list-level-style-bullet text:level="1" text:style-name="T46" text:bullet-char="o">
        <style:list-level-properties text:list-level-position-and-space-mode="label-alignment">
          <style:list-level-label-alignment fo:text-indent="-0.635cm" fo:margin-left="2.5cm"/>
        </style:list-level-properties>
        <style:text-properties fo:font-family="Courier New" style:font-family-complex="Courier New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3.77cm"/>
        </style:list-level-properties>
        <style:text-properties fo:font-family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5.04cm"/>
        </style:list-level-properties>
        <style:text-properties fo:font-family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6.31cm"/>
        </style:list-level-properties>
        <style:text-properties fo:font-family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7.58cm"/>
        </style:list-level-properties>
        <style:text-properties fo:font-family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8.85cm"/>
        </style:list-level-properties>
        <style:text-properties fo:font-family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complex="Wingdings"/>
      </text:list-level-style-bullet>
    </text:list-style>
    <text:list-style style:name="WWNum7">
      <text:list-level-style-bullet text:level="1" text:style-name="T55" text:bullet-char="o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Courier New" style:font-family-complex="Courier New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8">
      <text:list-level-style-bullet text:level="1" text:style-name="T64" text:bullet-char="o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Courier New" style:font-family-complex="Courier New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</office:styles>
  <office:automatic-styles>
    <style:page-layout style:name="Mpm1">
      <style:page-layout-properties fo:page-width="21.59cm" fo:page-height="27.94cm" style:print-orientation="portrait" fo:margin-top="1.27cm" fo:margin-bottom="1.27cm" fo:margin-left="2.54cm" fo:margin-right="2.54cm"/>
    </style:page-layout>
    <style:page-layout style:name="Mpm2">
      <style:page-layout-properties fo:page-width="21.59cm" fo:page-height="27.94cm" style:print-orientation="portrait" fo:margin-top="1.27cm" fo:margin-bottom="1.27cm" fo:margin-left="2.54cm" fo:margin-right="2.54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0.143</meta:generator>
  </office:meta>
</office:document-meta>
</file>